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11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 table:number-rows-repeated="1047905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L644:peru.Q66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 style:data-style-name="N2" text:time-value="14:22:02.214700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4-16T14:25:10.464360564</dc:date>
    <dc:creator>Jesus Castagnetto</dc:creator>
    <meta:editing-duration>PT10H10M22S</meta:editing-duration>
    <meta:editing-cycles>58</meta:editing-cycles>
    <meta:generator>LibreOffice/6.4.2.2$Linux_X86_64 LibreOffice_project/40$Build-2</meta:generator>
    <meta:document-statistic meta:table-count="1" meta:cell-count="4070" meta:object-count="0"/>
  </office:meta>
</office:document-meta>
</file>